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531cm" svg:height="14.21cm" svg:x="16.3cm" svg:y="188.906cm">
            <draw:object draw:notify-on-update-of-ranges="Sheet1.D402:Sheet1.D436 Sheet1.E402:Sheet1.E4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<text:s/>timestam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4-01-01" calcext:value-type="date">
            <text:p>2024-01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2" calcext:value-type="date">
            <text:p>2024-01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01-07" calcext:value-type="date">
            <text:p>2024-01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01-08" calcext:value-type="date">
            <text:p>2024-01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4-01-13" calcext:value-type="date">
            <text:p>2024-01-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4-01-14" calcext:value-type="date">
            <text:p>2024-01-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4-01-27" calcext:value-type="date">
            <text:p>2024-01-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4-01-28" calcext:value-type="date">
            <text:p>2024-0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4-01-29" calcext:value-type="date">
            <text:p>2024-01-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4-02-04" calcext:value-type="date">
            <text:p>2024-02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4-02-05" calcext:value-type="date">
            <text:p>2024-02-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4-02-11" calcext:value-type="date">
            <text:p>2024-02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4-02-12" calcext:value-type="date">
            <text:p>2024-02-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4-02-18" calcext:value-type="date">
            <text:p>2024-02-1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4-02-19" calcext:value-type="date">
            <text:p>2024-02-1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4-02-24" calcext:value-type="date">
            <text:p>2024-02-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4-02-26" calcext:value-type="date">
            <text:p>2024-02-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4-03-03" calcext:value-type="date">
            <text:p>2024-03-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03-04" calcext:value-type="date">
            <text:p>2024-03-0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4-03-10" calcext:value-type="date">
            <text:p>2024-03-1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4-03-11" calcext:value-type="date">
            <text:p>2024-03-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4-03-24" calcext:value-type="date">
            <text:p>2024-03-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4-03-29" calcext:value-type="date">
            <text:p>2024-03-2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4-03-30" calcext:value-type="date">
            <text:p>2024-03-3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4-03-31" calcext:value-type="date">
            <text:p>2024-03-3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4-04-06" calcext:value-type="date">
            <text:p>2024-04-0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4-04-07" calcext:value-type="date">
            <text:p>2024-04-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4-04-08" calcext:value-type="date">
            <text:p>2024-04-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4-04-13" calcext:value-type="date">
            <text:p>2024-04-1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4-04-14" calcext:value-type="date">
            <text:p>2024-04-1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4-04-15" calcext:value-type="date">
            <text:p>2024-04-1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4-04-21" calcext:value-type="date">
            <text:p>2024-04-2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4-04-27" calcext:value-type="date">
            <text:p>2024-04-2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4-04-28" calcext:value-type="date">
            <text:p>2024-04-2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4-04-29" calcext:value-type="date">
            <text:p>2024-04-2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4-05-04" calcext:value-type="date">
            <text:p>2024-05-0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4-05-05" calcext:value-type="date">
            <text:p>2024-05-0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4-05-11" calcext:value-type="date">
            <text:p>2024-05-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4-05-12" calcext:value-type="date">
            <text:p>2024-05-1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4-05-13" calcext:value-type="date">
            <text:p>2024-05-1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4-05-17" calcext:value-type="date">
            <text:p>2024-05-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4-05-19" calcext:value-type="date">
            <text:p>2024-05-1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4-05-20" calcext:value-type="date">
            <text:p>2024-05-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4-05-22" calcext:value-type="date">
            <text:p>2024-05-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4-05-25" calcext:value-type="date">
            <text:p>2024-05-2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4-05-27" calcext:value-type="date">
            <text:p>2024-05-2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4-06-02" calcext:value-type="date">
            <text:p>2024-06-0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4-06-03" calcext:value-type="date">
            <text:p>2024-06-0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4-06-08" calcext:value-type="date">
            <text:p>2024-06-0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4-06-09" calcext:value-type="date">
            <text:p>2024-06-0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06-10" calcext:value-type="date">
            <text:p>2024-06-1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4-06-12" calcext:value-type="date">
            <text:p>2024-06-1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4-06-15" calcext:value-type="date">
            <text:p>2024-06-1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4-06-16" calcext:value-type="date">
            <text:p>2024-06-16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4-06-19" calcext:value-type="date">
            <text:p>2024-06-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4-06-22" calcext:value-type="date">
            <text:p>2024-06-22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4-06-23" calcext:value-type="date">
            <text:p>2024-06-2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4-06-24" calcext:value-type="date">
            <text:p>2024-06-2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4-06-26" calcext:value-type="date">
            <text:p>2024-06-2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4-06-27" calcext:value-type="date">
            <text:p>2024-06-2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4-06-29" calcext:value-type="date">
            <text:p>2024-06-2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4-06-30" calcext:value-type="date">
            <text:p>2024-06-3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4-07-04" calcext:value-type="date">
            <text:p>2024-07-0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4-07-06" calcext:value-type="date">
            <text:p>2024-07-0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4-07-07" calcext:value-type="date">
            <text:p>2024-07-0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4-07-08" calcext:value-type="date">
            <text:p>2024-07-0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4-07-13" calcext:value-type="date">
            <text:p>2024-07-1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4-07-14" calcext:value-type="date">
            <text:p>2024-07-1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4-07-15" calcext:value-type="date">
            <text:p>2024-07-1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4-07-19" calcext:value-type="date">
            <text:p>2024-07-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4-07-20" calcext:value-type="date">
            <text:p>2024-07-2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4-07-21" calcext:value-type="date">
            <text:p>2024-07-2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4-07-27" calcext:value-type="date">
            <text:p>2024-07-2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4-07-28" calcext:value-type="date">
            <text:p>2024-07-2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4-07-29" calcext:value-type="date">
            <text:p>2024-07-2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4-08-03" calcext:value-type="date">
            <text:p>2024-08-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4-08-04" calcext:value-type="date">
            <text:p>2024-08-0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4-08-09" calcext:value-type="date">
            <text:p>2024-08-09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4-08-10" calcext:value-type="date">
            <text:p>2024-08-1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4-08-11" calcext:value-type="date">
            <text:p>2024-08-1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4-08-12" calcext:value-type="date">
            <text:p>2024-08-12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4-08-17" calcext:value-type="date">
            <text:p>2024-08-1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4-08-18" calcext:value-type="date">
            <text:p>2024-08-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4-08-19" calcext:value-type="date">
            <text:p>2024-08-19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4-08-20" calcext:value-type="date">
            <text:p>2024-08-2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4-08-22" calcext:value-type="date">
            <text:p>2024-08-22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4-08-24" calcext:value-type="date">
            <text:p>2024-08-2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4-08-25" calcext:value-type="date">
            <text:p>2024-08-2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4-08-26" calcext:value-type="date">
            <text:p>2024-08-2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4-08-31" calcext:value-type="date">
            <text:p>2024-08-31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4-09-02" calcext:value-type="date">
            <text:p>2024-09-0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4-09-07" calcext:value-type="date">
            <text:p>2024-09-0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4-09-09" calcext:value-type="date">
            <text:p>2024-09-0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4-09-14" calcext:value-type="date">
            <text:p>2024-09-1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4-09-15" calcext:value-type="date">
            <text:p>2024-09-1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4-09-16" calcext:value-type="date">
            <text:p>2024-09-1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4-09-21" calcext:value-type="date">
            <text:p>2024-09-2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4-09-22" calcext:value-type="date">
            <text:p>2024-09-22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4-09-23" calcext:value-type="date">
            <text:p>2024-09-2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4-09-28" calcext:value-type="date">
            <text:p>2024-09-2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4-09-29" calcext:value-type="date">
            <text:p>2024-09-2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4-10-06" calcext:value-type="date">
            <text:p>2024-10-0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4-10-10" calcext:value-type="date">
            <text:p>2024-10-1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4-10-12" calcext:value-type="date">
            <text:p>2024-10-1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4-10-13" calcext:value-type="date">
            <text:p>2024-10-1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4-10-14" calcext:value-type="date">
            <text:p>2024-10-1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4-10-19" calcext:value-type="date">
            <text:p>2024-10-1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4-10-21" calcext:value-type="date">
            <text:p>2024-10-2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4-10-27" calcext:value-type="date">
            <text:p>2024-10-2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4-10-28" calcext:value-type="date">
            <text:p>2024-10-2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4-10-29" calcext:value-type="date">
            <text:p>2024-10-2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4-11-03" calcext:value-type="date">
            <text:p>2024-11-0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4-11-04" calcext:value-type="date">
            <text:p>2024-11-0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4-11-08" calcext:value-type="date">
            <text:p>2024-11-0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4-11-09" calcext:value-type="date">
            <text:p>2024-11-09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4-11-14" calcext:value-type="date">
            <text:p>2024-11-1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4-11-15" calcext:value-type="date">
            <text:p>2024-11-1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4-11-17" calcext:value-type="date">
            <text:p>2024-11-1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4-11-18" calcext:value-type="date">
            <text:p>2024-11-1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4-11-23" calcext:value-type="date">
            <text:p>2024-11-2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4-11-24" calcext:value-type="date">
            <text:p>2024-11-2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4-11-28" calcext:value-type="date">
            <text:p>2024-11-2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4-11-30" calcext:value-type="date">
            <text:p>2024-11-3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4-12-03" calcext:value-type="date">
            <text:p>2024-12-0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4-12-08" calcext:value-type="date">
            <text:p>2024-12-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4-12-09" calcext:value-type="date">
            <text:p>2024-12-0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4-12-16" calcext:value-type="date">
            <text:p>2024-12-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4-12-18" calcext:value-type="date">
            <text:p>2024-12-1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4-12-21" calcext:value-type="date">
            <text:p>2024-12-2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4-12-22" calcext:value-type="date">
            <text:p>2024-12-2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4-12-23" calcext:value-type="date">
            <text:p>2024-12-2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4-12-25" calcext:value-type="date">
            <text:p>2024-12-25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4-12-28" calcext:value-type="date">
            <text:p>2024-12-2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4-12-29" calcext:value-type="date">
            <text:p>2024-12-29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4-12-30" calcext:value-type="date">
            <text:p>2024-12-3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5-01-04" calcext:value-type="date">
            <text:p>2025-01-0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5-01-05" calcext:value-type="date">
            <text:p>2025-01-0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5-01-06" calcext:value-type="date">
            <text:p>2025-01-0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5-01-11" calcext:value-type="date">
            <text:p>2025-01-1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5-01-12" calcext:value-type="date">
            <text:p>2025-01-1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5-01-13" calcext:value-type="date">
            <text:p>2025-01-1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5-01-18" calcext:value-type="date">
            <text:p>2025-01-1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5-01-19" calcext:value-type="date">
            <text:p>2025-01-1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5-01-26" calcext:value-type="date">
            <text:p>2025-01-2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5-01-27" calcext:value-type="date">
            <text:p>2025-01-2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5-02-03" calcext:value-type="date">
            <text:p>2025-02-03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  <table:table-cell table:formula="of:=SUM([.C2:.C402])" office:value-type="float" office:value="80200" calcext:value-type="float">
            <text:p>80200</text:p>
          </table:table-cell>
          <table:table-cell table:formula="of:=[.E402]-[.D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401" calcext:value-type="float">
            <text:p>401</text:p>
          </table:table-cell>
          <table:table-cell office:value-type="float" office:value="80600" calcext:value-type="float">
            <text:p>80600</text:p>
          </table:table-cell>
          <table:table-cell table:formula="of:=SUM([.C3:.C403])" office:value-type="float" office:value="80601" calcext:value-type="float">
            <text:p>80601</text:p>
          </table:table-cell>
          <table:table-cell table:formula="of:=[.E403]-[.D4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402" calcext:value-type="float">
            <text:p>402</text:p>
          </table:table-cell>
          <table:table-cell office:value-type="float" office:value="81000" calcext:value-type="float">
            <text:p>81000</text:p>
          </table:table-cell>
          <table:table-cell table:formula="of:=SUM([.C4:.C404])" office:value-type="float" office:value="81002" calcext:value-type="float">
            <text:p>81002</text:p>
          </table:table-cell>
          <table:table-cell table:formula="of:=[.E404]-[.D4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403" calcext:value-type="float">
            <text:p>403</text:p>
          </table:table-cell>
          <table:table-cell office:value-type="float" office:value="81400" calcext:value-type="float">
            <text:p>81400</text:p>
          </table:table-cell>
          <table:table-cell table:formula="of:=SUM([.C5:.C405])" office:value-type="float" office:value="81403" calcext:value-type="float">
            <text:p>81403</text:p>
          </table:table-cell>
          <table:table-cell table:formula="of:=[.E405]-[.D4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5-02-08" calcext:value-type="date">
            <text:p>2025-02-08</text:p>
          </table:table-cell>
          <table:table-cell office:value-type="float" office:value="404" calcext:value-type="float">
            <text:p>404</text:p>
          </table:table-cell>
          <table:table-cell office:value-type="float" office:value="81800" calcext:value-type="float">
            <text:p>81800</text:p>
          </table:table-cell>
          <table:table-cell table:formula="of:=SUM([.C6:.C406])" office:value-type="float" office:value="81804" calcext:value-type="float">
            <text:p>81804</text:p>
          </table:table-cell>
          <table:table-cell table:formula="of:=[.E406]-[.D4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5-02-09" calcext:value-type="date">
            <text:p>2025-02-09</text:p>
          </table:table-cell>
          <table:table-cell office:value-type="float" office:value="405" calcext:value-type="float">
            <text:p>405</text:p>
          </table:table-cell>
          <table:table-cell office:value-type="float" office:value="82200" calcext:value-type="float">
            <text:p>82200</text:p>
          </table:table-cell>
          <table:table-cell table:formula="of:=SUM([.C7:.C407])" office:value-type="float" office:value="82205" calcext:value-type="float">
            <text:p>82205</text:p>
          </table:table-cell>
          <table:table-cell table:formula="of:=[.E407]-[.D40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5-02-10" calcext:value-type="date">
            <text:p>2025-02-10</text:p>
          </table:table-cell>
          <table:table-cell office:value-type="float" office:value="406" calcext:value-type="float">
            <text:p>406</text:p>
          </table:table-cell>
          <table:table-cell office:value-type="float" office:value="82600" calcext:value-type="float">
            <text:p>82600</text:p>
          </table:table-cell>
          <table:table-cell table:formula="of:=SUM([.C8:.C408])" office:value-type="float" office:value="82606" calcext:value-type="float">
            <text:p>82606</text:p>
          </table:table-cell>
          <table:table-cell table:formula="of:=[.E408]-[.D4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407" calcext:value-type="float">
            <text:p>407</text:p>
          </table:table-cell>
          <table:table-cell office:value-type="float" office:value="83000" calcext:value-type="float">
            <text:p>83000</text:p>
          </table:table-cell>
          <table:table-cell table:formula="of:=SUM([.C9:.C409])" office:value-type="float" office:value="83007" calcext:value-type="float">
            <text:p>83007</text:p>
          </table:table-cell>
          <table:table-cell table:formula="of:=[.E409]-[.D40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408" calcext:value-type="float">
            <text:p>408</text:p>
          </table:table-cell>
          <table:table-cell office:value-type="float" office:value="83400" calcext:value-type="float">
            <text:p>83400</text:p>
          </table:table-cell>
          <table:table-cell table:formula="of:=SUM([.C10:.C410])" office:value-type="float" office:value="83408" calcext:value-type="float">
            <text:p>83408</text:p>
          </table:table-cell>
          <table:table-cell table:formula="of:=[.E410]-[.D41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409" calcext:value-type="float">
            <text:p>409</text:p>
          </table:table-cell>
          <table:table-cell office:value-type="float" office:value="83800" calcext:value-type="float">
            <text:p>83800</text:p>
          </table:table-cell>
          <table:table-cell table:formula="of:=SUM([.C11:.C411])" office:value-type="float" office:value="83809" calcext:value-type="float">
            <text:p>83809</text:p>
          </table:table-cell>
          <table:table-cell table:formula="of:=[.E411]-[.D41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410" calcext:value-type="float">
            <text:p>410</text:p>
          </table:table-cell>
          <table:table-cell office:value-type="float" office:value="84200" calcext:value-type="float">
            <text:p>84200</text:p>
          </table:table-cell>
          <table:table-cell table:formula="of:=SUM([.C12:.C412])" office:value-type="float" office:value="84210" calcext:value-type="float">
            <text:p>84210</text:p>
          </table:table-cell>
          <table:table-cell table:formula="of:=[.E412]-[.D4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5-02-15" calcext:value-type="date">
            <text:p>2025-02-15</text:p>
          </table:table-cell>
          <table:table-cell office:value-type="float" office:value="411" calcext:value-type="float">
            <text:p>411</text:p>
          </table:table-cell>
          <table:table-cell office:value-type="float" office:value="84600" calcext:value-type="float">
            <text:p>84600</text:p>
          </table:table-cell>
          <table:table-cell table:formula="of:=SUM([.C13:.C413])" office:value-type="float" office:value="84611" calcext:value-type="float">
            <text:p>84611</text:p>
          </table:table-cell>
          <table:table-cell table:formula="of:=[.E413]-[.D41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5-02-16" calcext:value-type="date">
            <text:p>2025-02-16</text:p>
          </table:table-cell>
          <table:table-cell office:value-type="float" office:value="412" calcext:value-type="float">
            <text:p>412</text:p>
          </table:table-cell>
          <table:table-cell office:value-type="float" office:value="85000" calcext:value-type="float">
            <text:p>85000</text:p>
          </table:table-cell>
          <table:table-cell table:formula="of:=SUM([.C14:.C414])" office:value-type="float" office:value="85012" calcext:value-type="float">
            <text:p>85012</text:p>
          </table:table-cell>
          <table:table-cell table:formula="of:=[.E414]-[.D41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5-02-17" calcext:value-type="date">
            <text:p>2025-02-17</text:p>
          </table:table-cell>
          <table:table-cell office:value-type="float" office:value="413" calcext:value-type="float">
            <text:p>413</text:p>
          </table:table-cell>
          <table:table-cell office:value-type="float" office:value="85400" calcext:value-type="float">
            <text:p>85400</text:p>
          </table:table-cell>
          <table:table-cell table:formula="of:=SUM([.C15:.C415])" office:value-type="float" office:value="85413" calcext:value-type="float">
            <text:p>85413</text:p>
          </table:table-cell>
          <table:table-cell table:formula="of:=[.E415]-[.D4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414" calcext:value-type="float">
            <text:p>414</text:p>
          </table:table-cell>
          <table:table-cell office:value-type="float" office:value="85800" calcext:value-type="float">
            <text:p>85800</text:p>
          </table:table-cell>
          <table:table-cell table:formula="of:=SUM([.C16:.C416])" office:value-type="float" office:value="85814" calcext:value-type="float">
            <text:p>85814</text:p>
          </table:table-cell>
          <table:table-cell table:formula="of:=[.E416]-[.D4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15" calcext:value-type="float">
            <text:p>415</text:p>
          </table:table-cell>
          <table:table-cell office:value-type="float" office:value="86200" calcext:value-type="float">
            <text:p>86200</text:p>
          </table:table-cell>
          <table:table-cell table:formula="of:=SUM([.C17:.C417])" office:value-type="float" office:value="86215" calcext:value-type="float">
            <text:p>86215</text:p>
          </table:table-cell>
          <table:table-cell table:formula="of:=[.E417]-[.D41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416" calcext:value-type="float">
            <text:p>416</text:p>
          </table:table-cell>
          <table:table-cell office:value-type="float" office:value="86600" calcext:value-type="float">
            <text:p>86600</text:p>
          </table:table-cell>
          <table:table-cell table:formula="of:=SUM([.C18:.C418])" office:value-type="float" office:value="86616" calcext:value-type="float">
            <text:p>86616</text:p>
          </table:table-cell>
          <table:table-cell table:formula="of:=[.E418]-[.D4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417" calcext:value-type="float">
            <text:p>417</text:p>
          </table:table-cell>
          <table:table-cell office:value-type="float" office:value="87000" calcext:value-type="float">
            <text:p>87000</text:p>
          </table:table-cell>
          <table:table-cell table:formula="of:=SUM([.C19:.C419])" office:value-type="float" office:value="87017" calcext:value-type="float">
            <text:p>87017</text:p>
          </table:table-cell>
          <table:table-cell table:formula="of:=[.E419]-[.D4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5-02-22" calcext:value-type="date">
            <text:p>2025-02-22</text:p>
          </table:table-cell>
          <table:table-cell office:value-type="float" office:value="418" calcext:value-type="float">
            <text:p>418</text:p>
          </table:table-cell>
          <table:table-cell office:value-type="float" office:value="87400" calcext:value-type="float">
            <text:p>87400</text:p>
          </table:table-cell>
          <table:table-cell table:formula="of:=SUM([.C20:.C420])" office:value-type="float" office:value="87418" calcext:value-type="float">
            <text:p>87418</text:p>
          </table:table-cell>
          <table:table-cell table:formula="of:=[.E420]-[.D4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5-02-23" calcext:value-type="date">
            <text:p>2025-02-23</text:p>
          </table:table-cell>
          <table:table-cell office:value-type="float" office:value="419" calcext:value-type="float">
            <text:p>419</text:p>
          </table:table-cell>
          <table:table-cell office:value-type="float" office:value="87800" calcext:value-type="float">
            <text:p>87800</text:p>
          </table:table-cell>
          <table:table-cell table:formula="of:=SUM([.C21:.C421])" office:value-type="float" office:value="87819" calcext:value-type="float">
            <text:p>87819</text:p>
          </table:table-cell>
          <table:table-cell table:formula="of:=[.E421]-[.D42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5-02-24" calcext:value-type="date">
            <text:p>2025-02-24</text:p>
          </table:table-cell>
          <table:table-cell office:value-type="float" office:value="420" calcext:value-type="float">
            <text:p>420</text:p>
          </table:table-cell>
          <table:table-cell office:value-type="float" office:value="88200" calcext:value-type="float">
            <text:p>88200</text:p>
          </table:table-cell>
          <table:table-cell table:formula="of:=SUM([.C22:.C422])" office:value-type="float" office:value="88220" calcext:value-type="float">
            <text:p>88220</text:p>
          </table:table-cell>
          <table:table-cell table:formula="of:=[.E422]-[.D4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421" calcext:value-type="float">
            <text:p>421</text:p>
          </table:table-cell>
          <table:table-cell office:value-type="float" office:value="88600" calcext:value-type="float">
            <text:p>88600</text:p>
          </table:table-cell>
          <table:table-cell table:formula="of:=SUM([.C23:.C423])" office:value-type="float" office:value="88621" calcext:value-type="float">
            <text:p>88621</text:p>
          </table:table-cell>
          <table:table-cell table:formula="of:=[.E423]-[.D42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422" calcext:value-type="float">
            <text:p>422</text:p>
          </table:table-cell>
          <table:table-cell office:value-type="float" office:value="89000" calcext:value-type="float">
            <text:p>89000</text:p>
          </table:table-cell>
          <table:table-cell table:formula="of:=SUM([.C24:.C424])" office:value-type="float" office:value="89022" calcext:value-type="float">
            <text:p>89022</text:p>
          </table:table-cell>
          <table:table-cell table:formula="of:=[.E424]-[.D4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23" calcext:value-type="float">
            <text:p>423</text:p>
          </table:table-cell>
          <table:table-cell office:value-type="float" office:value="89400" calcext:value-type="float">
            <text:p>89400</text:p>
          </table:table-cell>
          <table:table-cell table:formula="of:=SUM([.C25:.C425])" office:value-type="float" office:value="89423" calcext:value-type="float">
            <text:p>89423</text:p>
          </table:table-cell>
          <table:table-cell table:formula="of:=[.E425]-[.D42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424" calcext:value-type="float">
            <text:p>424</text:p>
          </table:table-cell>
          <table:table-cell office:value-type="float" office:value="89800" calcext:value-type="float">
            <text:p>89800</text:p>
          </table:table-cell>
          <table:table-cell table:formula="of:=SUM([.C26:.C426])" office:value-type="float" office:value="89824" calcext:value-type="float">
            <text:p>89824</text:p>
          </table:table-cell>
          <table:table-cell table:formula="of:=[.E426]-[.D42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425" calcext:value-type="float">
            <text:p>425</text:p>
          </table:table-cell>
          <table:table-cell office:value-type="float" office:value="90200" calcext:value-type="float">
            <text:p>90200</text:p>
          </table:table-cell>
          <table:table-cell table:formula="of:=SUM([.C27:.C427])" office:value-type="float" office:value="90225" calcext:value-type="float">
            <text:p>90225</text:p>
          </table:table-cell>
          <table:table-cell table:formula="of:=[.E427]-[.D42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5-03-02" calcext:value-type="date">
            <text:p>2025-03-02</text:p>
          </table:table-cell>
          <table:table-cell office:value-type="float" office:value="426" calcext:value-type="float">
            <text:p>426</text:p>
          </table:table-cell>
          <table:table-cell office:value-type="float" office:value="90600" calcext:value-type="float">
            <text:p>90600</text:p>
          </table:table-cell>
          <table:table-cell table:formula="of:=SUM([.C28:.C428])" office:value-type="float" office:value="90626" calcext:value-type="float">
            <text:p>90626</text:p>
          </table:table-cell>
          <table:table-cell table:formula="of:=[.E428]-[.D42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5-03-03" calcext:value-type="date">
            <text:p>2025-03-03</text:p>
          </table:table-cell>
          <table:table-cell office:value-type="float" office:value="427" calcext:value-type="float">
            <text:p>427</text:p>
          </table:table-cell>
          <table:table-cell office:value-type="float" office:value="91000" calcext:value-type="float">
            <text:p>91000</text:p>
          </table:table-cell>
          <table:table-cell table:formula="of:=SUM([.C29:.C429])" office:value-type="float" office:value="91027" calcext:value-type="float">
            <text:p>91027</text:p>
          </table:table-cell>
          <table:table-cell table:formula="of:=[.E429]-[.D42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428" calcext:value-type="float">
            <text:p>428</text:p>
          </table:table-cell>
          <table:table-cell office:value-type="float" office:value="91400" calcext:value-type="float">
            <text:p>91400</text:p>
          </table:table-cell>
          <table:table-cell table:formula="of:=SUM([.C30:.C430])" office:value-type="float" office:value="91428" calcext:value-type="float">
            <text:p>91428</text:p>
          </table:table-cell>
          <table:table-cell table:formula="of:=[.E430]-[.D43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429" calcext:value-type="float">
            <text:p>429</text:p>
          </table:table-cell>
          <table:table-cell office:value-type="float" office:value="91800" calcext:value-type="float">
            <text:p>91800</text:p>
          </table:table-cell>
          <table:table-cell table:formula="of:=SUM([.C31:.C431])" office:value-type="float" office:value="91829" calcext:value-type="float">
            <text:p>91829</text:p>
          </table:table-cell>
          <table:table-cell table:formula="of:=[.E431]-[.D43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430" calcext:value-type="float">
            <text:p>430</text:p>
          </table:table-cell>
          <table:table-cell office:value-type="float" office:value="92200" calcext:value-type="float">
            <text:p>92200</text:p>
          </table:table-cell>
          <table:table-cell table:formula="of:=SUM([.C32:.C432])" office:value-type="float" office:value="92230" calcext:value-type="float">
            <text:p>92230</text:p>
          </table:table-cell>
          <table:table-cell table:formula="of:=[.E432]-[.D43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431" calcext:value-type="float">
            <text:p>431</text:p>
          </table:table-cell>
          <table:table-cell office:value-type="float" office:value="92600" calcext:value-type="float">
            <text:p>92600</text:p>
          </table:table-cell>
          <table:table-cell table:formula="of:=SUM([.C33:.C433])" office:value-type="float" office:value="92631" calcext:value-type="float">
            <text:p>92631</text:p>
          </table:table-cell>
          <table:table-cell table:formula="of:=[.E433]-[.D43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432" calcext:value-type="float">
            <text:p>432</text:p>
          </table:table-cell>
          <table:table-cell office:value-type="float" office:value="93000" calcext:value-type="float">
            <text:p>93000</text:p>
          </table:table-cell>
          <table:table-cell table:formula="of:=SUM([.C34:.C434])" office:value-type="float" office:value="93032" calcext:value-type="float">
            <text:p>93032</text:p>
          </table:table-cell>
          <table:table-cell table:formula="of:=[.E434]-[.D43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5-03-09" calcext:value-type="date">
            <text:p>2025-03-09</text:p>
          </table:table-cell>
          <table:table-cell office:value-type="float" office:value="433" calcext:value-type="float">
            <text:p>433</text:p>
          </table:table-cell>
          <table:table-cell office:value-type="float" office:value="93400" calcext:value-type="float">
            <text:p>93400</text:p>
          </table:table-cell>
          <table:table-cell table:formula="of:=SUM([.C35:.C435])" office:value-type="float" office:value="93433" calcext:value-type="float">
            <text:p>93433</text:p>
          </table:table-cell>
          <table:table-cell table:formula="of:=[.E435]-[.D43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5-03-10" calcext:value-type="date">
            <text:p>2025-03-10</text:p>
          </table:table-cell>
          <table:table-cell office:value-type="float" office:value="434" calcext:value-type="float">
            <text:p>434</text:p>
          </table:table-cell>
          <table:table-cell office:value-type="float" office:value="93800" calcext:value-type="float">
            <text:p>93800</text:p>
          </table:table-cell>
          <table:table-cell table:formula="of:=SUM([.C36:.C436])" office:value-type="float" office:value="93834" calcext:value-type="float">
            <text:p>93834</text:p>
          </table:table-cell>
          <table:table-cell table:formula="of:=[.E436]-[.D436]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C37:.C437])" office:value-type="float" office:value="93800" calcext:value-type="float">
            <text:p>93800</text:p>
          </table:table-cell>
          <table:table-cell table:formula="of:=[.E437]-[.D437]" office:value-type="float" office:value="93800" calcext:value-type="float">
            <text:p>938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C38:.C438])" office:value-type="float" office:value="93765" calcext:value-type="float">
            <text:p>93765</text:p>
          </table:table-cell>
          <table:table-cell table:formula="of:=[.E438]-[.D438]" office:value-type="float" office:value="93765" calcext:value-type="float">
            <text:p>9376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C39:.C439])" office:value-type="float" office:value="93729" calcext:value-type="float">
            <text:p>93729</text:p>
          </table:table-cell>
          <table:table-cell table:formula="of:=[.E439]-[.D439]" office:value-type="float" office:value="93729" calcext:value-type="float">
            <text:p>93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7:08:01.047615315</meta:creation-date>
    <dc:date>2024-02-14T07:22:03.621342259</dc:date>
    <meta:editing-duration>PT3M51S</meta:editing-duration>
    <meta:editing-cycles>2</meta:editing-cycles>
    <meta:generator>LibreOffice/7.3.7.2$Linux_X86_64 LibreOffice_project/30$Build-2</meta:generator>
    <meta:document-statistic meta:table-count="1" meta:cell-count="18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32cm" svg:height="14.211cm" xlink:href=".." xlink:type="simple" chart:class="chart:line" chart:style-name="ch1">
        <chart:plot-area chart:style-name="ch2" table:cell-range-address="Sheet1.D402:Sheet1.E436" svg:x="0.43cm" svg:y="0.284cm" svg:width="20.672cm" svg:height="13.643cm">
          <chart:coordinate-region svg:x="1.792cm" svg:y="0.483cm" svg:width="19.123cm" svg:height="12.7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402:Sheet1.D436" chart:class="chart:line">
            <chart:data-point chart:repeated="35"/>
          </chart:series>
          <chart:series chart:style-name="ch6" chart:values-cell-range-address="Sheet1.E402:Sheet1.E4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200">
                <text:p>80200</text:p>
                <draw:g>
                  <svg:desc>Sheet1.D402:Sheet1.D436</svg:desc>
                </draw:g>
              </table:table-cell>
              <table:table-cell office:value-type="float" office:value="80200">
                <text:p>80200</text:p>
                <draw:g>
                  <svg:desc>Sheet1.E402:Sheet1.E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600">
                <text:p>80600</text:p>
              </table:table-cell>
              <table:table-cell office:value-type="float" office:value="80601">
                <text:p>80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000">
                <text:p>81000</text:p>
              </table:table-cell>
              <table:table-cell office:value-type="float" office:value="81002">
                <text:p>81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00">
                <text:p>81400</text:p>
              </table:table-cell>
              <table:table-cell office:value-type="float" office:value="81403">
                <text:p>81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800">
                <text:p>81800</text:p>
              </table:table-cell>
              <table:table-cell office:value-type="float" office:value="81804">
                <text:p>81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200">
                <text:p>82200</text:p>
              </table:table-cell>
              <table:table-cell office:value-type="float" office:value="82205">
                <text:p>8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600">
                <text:p>82600</text:p>
              </table:table-cell>
              <table:table-cell office:value-type="float" office:value="82606">
                <text:p>82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000">
                <text:p>83000</text:p>
              </table:table-cell>
              <table:table-cell office:value-type="float" office:value="83007">
                <text:p>83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400">
                <text:p>83400</text:p>
              </table:table-cell>
              <table:table-cell office:value-type="float" office:value="83408">
                <text:p>83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00">
                <text:p>83800</text:p>
              </table:table-cell>
              <table:table-cell office:value-type="float" office:value="83809">
                <text:p>83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200">
                <text:p>84200</text:p>
              </table:table-cell>
              <table:table-cell office:value-type="float" office:value="84210">
                <text:p>84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600">
                <text:p>84600</text:p>
              </table:table-cell>
              <table:table-cell office:value-type="float" office:value="84611">
                <text:p>84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00">
                <text:p>85000</text:p>
              </table:table-cell>
              <table:table-cell office:value-type="float" office:value="85012">
                <text:p>85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400">
                <text:p>85400</text:p>
              </table:table-cell>
              <table:table-cell office:value-type="float" office:value="85413">
                <text:p>85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800">
                <text:p>85800</text:p>
              </table:table-cell>
              <table:table-cell office:value-type="float" office:value="85814">
                <text:p>8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200">
                <text:p>86200</text:p>
              </table:table-cell>
              <table:table-cell office:value-type="float" office:value="86215">
                <text:p>86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600">
                <text:p>86600</text:p>
              </table:table-cell>
              <table:table-cell office:value-type="float" office:value="86616">
                <text:p>86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000">
                <text:p>87000</text:p>
              </table:table-cell>
              <table:table-cell office:value-type="float" office:value="87017">
                <text:p>87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400">
                <text:p>87400</text:p>
              </table:table-cell>
              <table:table-cell office:value-type="float" office:value="87418">
                <text:p>87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800">
                <text:p>87800</text:p>
              </table:table-cell>
              <table:table-cell office:value-type="float" office:value="87819">
                <text:p>87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200">
                <text:p>88200</text:p>
              </table:table-cell>
              <table:table-cell office:value-type="float" office:value="88220">
                <text:p>88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600">
                <text:p>88600</text:p>
              </table:table-cell>
              <table:table-cell office:value-type="float" office:value="88621">
                <text:p>88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000">
                <text:p>89000</text:p>
              </table:table-cell>
              <table:table-cell office:value-type="float" office:value="89022">
                <text:p>89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400">
                <text:p>89400</text:p>
              </table:table-cell>
              <table:table-cell office:value-type="float" office:value="89423">
                <text:p>89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800">
                <text:p>89800</text:p>
              </table:table-cell>
              <table:table-cell office:value-type="float" office:value="89824">
                <text:p>89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200">
                <text:p>90200</text:p>
              </table:table-cell>
              <table:table-cell office:value-type="float" office:value="90225">
                <text:p>9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600">
                <text:p>90600</text:p>
              </table:table-cell>
              <table:table-cell office:value-type="float" office:value="90626">
                <text:p>90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000">
                <text:p>91000</text:p>
              </table:table-cell>
              <table:table-cell office:value-type="float" office:value="91027">
                <text:p>91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400">
                <text:p>91400</text:p>
              </table:table-cell>
              <table:table-cell office:value-type="float" office:value="91428">
                <text:p>91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800">
                <text:p>91800</text:p>
              </table:table-cell>
              <table:table-cell office:value-type="float" office:value="91829">
                <text:p>91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00">
                <text:p>92200</text:p>
              </table:table-cell>
              <table:table-cell office:value-type="float" office:value="92230">
                <text:p>92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600">
                <text:p>92600</text:p>
              </table:table-cell>
              <table:table-cell office:value-type="float" office:value="92631">
                <text:p>92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000">
                <text:p>93000</text:p>
              </table:table-cell>
              <table:table-cell office:value-type="float" office:value="93032">
                <text:p>93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400">
                <text:p>93400</text:p>
              </table:table-cell>
              <table:table-cell office:value-type="float" office:value="93433">
                <text:p>93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800">
                <text:p>93800</text:p>
              </table:table-cell>
              <table:table-cell office:value-type="float" office:value="93834">
                <text:p>93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